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9e52" officeooo:paragraph-rsid="00049e52"/>
    </style:style>
    <style:style style:name="P2" style:family="paragraph" style:parent-style-name="Standard">
      <style:text-properties fo:font-weight="bold" officeooo:rsid="00049e52" officeooo:paragraph-rsid="00049e52" style:font-weight-asian="bold" style:font-weight-complex="bold"/>
    </style:style>
    <style:style style:name="P3" style:family="paragraph" style:parent-style-name="Standard">
      <style:text-properties officeooo:rsid="000ffea5" officeooo:paragraph-rsid="000ffea5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ext_20_body">
      <style:paragraph-properties fo:break-before="pag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c374" officeooo:paragraph-rsid="0011c374" style:text-blinking="false" fo:background-color="transparent"/>
    </style:style>
    <style:style style:name="P6" style:family="paragraph" style:parent-style-name="Standard" style:list-style-name="L1">
      <style:text-properties officeooo:rsid="0004a9a9" officeooo:paragraph-rsid="0004a9a9"/>
    </style:style>
    <style:style style:name="P7" style:family="paragraph" style:parent-style-name="Standard" style:list-style-name="L1">
      <style:text-properties officeooo:rsid="00061452" officeooo:paragraph-rsid="00061452"/>
    </style:style>
    <style:style style:name="P8" style:family="paragraph" style:parent-style-name="Standard" style:list-style-name="L1">
      <style:text-properties officeooo:rsid="00077a8a" officeooo:paragraph-rsid="00077a8a"/>
    </style:style>
    <style:style style:name="P9" style:family="paragraph" style:parent-style-name="Standard" style:list-style-name="L1">
      <style:text-properties officeooo:rsid="0008e5e0" officeooo:paragraph-rsid="0008e5e0"/>
    </style:style>
    <style:style style:name="P10" style:family="paragraph" style:parent-style-name="Standard" style:list-style-name="L1">
      <style:text-properties officeooo:rsid="000aa288" officeooo:paragraph-rsid="000aa288"/>
    </style:style>
    <style:style style:name="P11" style:family="paragraph" style:parent-style-name="Standard" style:list-style-name="L1">
      <style:text-properties officeooo:rsid="000accd8" officeooo:paragraph-rsid="000accd8"/>
    </style:style>
    <style:style style:name="P12" style:family="paragraph" style:parent-style-name="Standard" style:list-style-name="L1">
      <style:text-properties officeooo:rsid="000b18e1" officeooo:paragraph-rsid="000b18e1"/>
    </style:style>
    <style:style style:name="P13" style:family="paragraph" style:parent-style-name="Standard" style:list-style-name="L1">
      <style:text-properties officeooo:rsid="000c3314" officeooo:paragraph-rsid="000c3314"/>
    </style:style>
    <style:style style:name="P14" style:family="paragraph" style:parent-style-name="Standard" style:list-style-name="L2">
      <style:text-properties officeooo:rsid="000ffea5" officeooo:paragraph-rsid="000ffea5"/>
    </style:style>
    <style:style style:name="P15" style:family="paragraph" style:parent-style-name="Standard" style:list-style-name="L2">
      <style:text-properties officeooo:rsid="001138d7" officeooo:paragraph-rsid="001138d7"/>
    </style:style>
    <style:style style:name="P16" style:family="paragraph" style:parent-style-name="Standard" style:list-style-name="L2">
      <style:text-properties officeooo:rsid="0011c374" officeooo:paragraph-rsid="0011c374"/>
    </style:style>
    <style:style style:name="P17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3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15cb" officeooo:paragraph-rsid="001415cb" style:text-blinking="false" fo:background-color="transparent"/>
    </style:style>
    <style:style style:name="P19" style:family="paragraph" style:parent-style-name="Text_20_body" style:list-style-name="L3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e4af" officeooo:paragraph-rsid="0015e4af" style:text-blinking="false" fo:background-color="transparent"/>
    </style:style>
    <style:style style:name="P20" style:family="paragraph" style:parent-style-name="Text_20_body" style:list-style-name="L3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1034" officeooo:paragraph-rsid="00161034" style:text-blinking="false" fo:background-color="transparent"/>
    </style:style>
    <style:style style:name="T1" style:family="text">
      <style:text-properties fo:color="#00177f"/>
    </style:style>
    <style:style style:name="T2" style:family="text">
      <style:text-properties officeooo:rsid="00061452"/>
    </style:style>
    <style:style style:name="T3" style:family="text">
      <style:text-properties officeooo:rsid="000accd8"/>
    </style:style>
    <style:style style:name="T4" style:family="text">
      <style:text-properties officeooo:rsid="000b18e1"/>
    </style:style>
    <style:style style:name="T5" style:family="text">
      <style:text-properties officeooo:rsid="000b32a0"/>
    </style:style>
    <style:style style:name="T6" style:family="text">
      <style:text-properties officeooo:rsid="001415c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1">Panel 3 – AI Policy Geo-Harmonization<text:line-break/>Moderator:</text:span></text:span> Ayisha Piotti</text:p>
      <text:p text:style-name="Text_20_body">Eva Kaili – European Parliament<text:line-break/>Ivana Bartoletti – Deloitte<text:line-break/>Robert Madelin – FIPRA<text:line-break/>David Campos – Nestlé</text:p>
      <text:p text:style-name="P2">Notes</text:p>
      <text:p text:style-name="P1"/>
      <text:list xml:id="list3378828197" text:style-name="L1">
        <text:list-item>
          <text:p text:style-name="P6">What are the main and crucial steps in creating and implementing a cross-border coordinated global approach to AI policy?</text:p>
        </text:list-item>
        <text:list-item>
          <text:p text:style-name="P6"><text:s/></text:p>
          <text:list>
            <text:list-item>
              <text:p text:style-name="P6">If there aren’t legal avenues that provide lump escape for companies, then it might how affect how much investment that can be committed within Europe as opposed to other spaces</text:p>
            </text:list-item>
          </text:list>
        </text:list-item>
        <text:list-item>
          <text:p text:style-name="P6">What are the key elements of a successful AI policy? What do the business and regulators need to do?</text:p>
          <text:list>
            <text:list-item>
              <text:p text:style-name="P6">Global policy allows for knowledge transfers across borders.</text:p>
            </text:list-item>
            <text:list-item>
              <text:p text:style-name="P6">Three parallel tracts to achieve successful AI policy</text:p>
              <text:list>
                <text:list-item>
                  <text:p text:style-name="P6">mutual recognition of good first steps</text:p>
                </text:list-item>
                <text:list-item>
                  <text:p text:style-name="P6">need to create networks of excellence</text:p>
                </text:list-item>
                <text:list-item>
                  <text:p text:style-name="P6">progressive substantive alignment of standards</text:p>
                </text:list-item>
              </text:list>
            </text:list-item>
            <text:list-item>
              <text:p text:style-name="P6">International institutions are part of a successful network, <text:span text:style-name="T2">IEEE, UNESCO all contributing and part of the network</text:span></text:p>
            </text:list-item>
          </text:list>
        </text:list-item>
        <text:list-item>
          <text:p text:style-name="P7">Are there some universal values that should be forming the basis of policy, in spite of different cultures and perspectives?</text:p>
          <text:list>
            <text:list-item>
              <text:p text:style-name="P7">AI does not exist in isolation, there are existing legislation on discrimination, human rights that are already in effect</text:p>
            </text:list-item>
            <text:list-item>
              <text:p text:style-name="P7">Can we perform a fitness test of existing legislation protect individuals from an unfettered use of AI?</text:p>
            </text:list-item>
            <text:list-item>
              <text:p text:style-name="P7">Privacy is becoming crucial everywhere (in EU, b<text:tab/><text:tab/>ut also even in other countries)</text:p>
            </text:list-item>
            <text:list-item>
              <text:p text:style-name="P7">There is burgeoning alignment for privacy, fairness, and trustworthiness</text:p>
            </text:list-item>
            <text:list-item>
              <text:p text:style-name="P7">Difference between algorithmic fairness and societal justice</text:p>
            </text:list-item>
          </text:list>
        </text:list-item>
        <text:list-item>
          <text:p text:style-name="P7">What does the future hold for fitness of current legislation? What role does Europe play?</text:p>
          <text:list>
            <text:list-item>
              <text:p text:style-name="P7">Europe is planning on reducing uncertainty and consolidating rules regarding the European digital single market</text:p>
            </text:list-item>
            <text:list-item>
              <text:p text:style-name="P7">Different standards and collection strategies prevented the volume of data from COVID to be as useful as possible</text:p>
            </text:list-item>
            <text:list-item>
              <text:p text:style-name="P8">Make access for low-risk data more accessible, as well as potentially high-risk data</text:p>
            </text:list-item>
            <text:list-item>
              <text:p text:style-name="P8">Plan is to create and support the continued digitalization to create more resilient businesses</text:p>
            </text:list-item>
            <text:list-item>
              <text:p text:style-name="P8">By the end of March the plan is to have an enhanced GDPR for AI governance which will implement in law</text:p>
            </text:list-item>
          </text:list>
        </text:list-item>
        <text:list-item>
          <text:p text:style-name="P8">What is the key priority areas that regulators should focus on?</text:p>
          <text:list>
            <text:list-item>
              <text:p text:style-name="P8">First priority is to build trust that the goal of technology is to aid society which would otherwise inhibit</text:p>
            </text:list-item>
            <text:list-item>
              <text:p text:style-name="P8">Need to avoid redundant regulations and the creation of a standard framework</text:p>
            </text:list-item>
            <text:list-item>
              <text:p text:style-name="P8">Need to facilitate data being more accessible against growing data restrictions</text:p>
            </text:list-item>
            <text:list-item>
              <text:p text:style-name="P8"><text:soft-page-break/>Regulations need to ensure companies follow due diligence from development to deployment (verifiable, accountable)</text:p>
            </text:list-item>
            <text:list-item>
              <text:p text:style-name="P8">Need methods to allow companies to showcase their due diligence (e.g. audits)</text:p>
            </text:list-item>
            <text:list-item>
              <text:p text:style-name="P8">Need to create ways for individuals to challenge against automated decisions especially under an intersectional lens to protect individuals</text:p>
            </text:list-item>
          </text:list>
        </text:list-item>
        <text:list-item>
          <text:p text:style-name="P8">Response to previous:</text:p>
          <text:list>
            <text:list-item>
              <text:p text:style-name="P9">If you are doing AI, need to show benefit and need transparency</text:p>
            </text:list-item>
            <text:list-item>
              <text:p text:style-name="P9">Co-creation of a regulatory benchmark from legislature and company is one way forward</text:p>
              <text:list>
                <text:list-item>
                  <text:p text:style-name="P9">Create initial standards and then audit to see effectiveness</text:p>
                </text:list-item>
                <text:list-item>
                  <text:p text:style-name="P9">Need proper oversight and enforcement of standards in adaptive regulation, as well as evaluation of standards effectiveness</text:p>
                </text:list-item>
              </text:list>
            </text:list-item>
            <text:list-item>
              <text:p text:style-name="P9">Creation of European safeguards that ensure the needs of all member states (which may be different) to better protect and serve European individuals</text:p>
            </text:list-item>
            <text:list-item>
              <text:p text:style-name="P9">AI is not always smarter than people and can incorporate biases and effects of the human programmer</text:p>
            </text:list-item>
            <text:list-item>
              <text:p text:style-name="P9">Primary focus is to ensure fair and reasonable collection of data by informing citizens</text:p>
            </text:list-item>
          </text:list>
        </text:list-item>
        <text:list-item>
          <text:p text:style-name="P9">How can we progress in a global setting?</text:p>
          <text:list>
            <text:list-item>
              <text:p text:style-name="P9">Need to have some degree of reciprocity and communication</text:p>
            </text:list-item>
            <text:list-item>
              <text:p text:style-name="P9">Better to delay the process to ensure values are met and ensure human-centric AI development</text:p>
            </text:list-item>
            <text:list-item>
              <text:p text:style-name="P10">GDPR was a great goal, but is very difficult to ensure 100% compliance, especially with small and medium-sized enterprises, in part due to different interpretations, makes it hard to develop</text:p>
            </text:list-item>
            <text:list-item>
              <text:p text:style-name="P10">Could send AI to where the data is as opposed to send data to where AI is</text:p>
              <text:list>
                <text:list-item>
                  <text:p text:style-name="P10">Could fit better to local differences and allow for one solution to the data flow <text:span text:style-name="T3">restrictions</text:span></text:p>
                </text:list-item>
              </text:list>
            </text:list-item>
          </text:list>
        </text:list-item>
        <text:list-item>
          <text:p text:style-name="P11">How can we achieve harmonization?</text:p>
          <text:list>
            <text:list-item>
              <text:p text:style-name="P11">In spite of the great differences in jurisdictions, member countries in Europe are leaning towards greater harmonization of AI policy allowing for real legislation to be made</text:p>
            </text:list-item>
          </text:list>
        </text:list-item>
        <text:list-item>
          <text:p text:style-name="P11">How can we challenge or regulate these large influential technology companies?</text:p>
          <text:list>
            <text:list-item>
              <text:p text:style-name="P11">Need to provide financing, incentives, and protections for smaller companies against larger companies</text:p>
            </text:list-item>
            <text:list-item>
              <text:p text:style-name="P11">Need to expand legislative oversight over technology</text:p>
            </text:list-item>
            <text:list-item>
              <text:p text:style-name="P11">People are becoming aware that data and technology is not neutral, but also a social product</text:p>
            </text:list-item>
            <text:list-item>
              <text:p text:style-name="P11">To achieve innovation in AI, regular people need to have input and can provide very challenging input on how to approach topics of justice, fairness, and tru<text:span text:style-name="T4">s</text:span>tworthiness</text:p>
            </text:list-item>
          </text:list>
        </text:list-item>
        <text:list-item>
          <text:p text:style-name="P12">How will these regulations affect industrial AI?</text:p>
          <text:list>
            <text:list-item>
              <text:p text:style-name="P12">The regulations that will be created will be based on risks, if there are downstream risks then regulation might still apply</text:p>
            </text:list-item>
            <text:list-item>
              <text:p text:style-name="P12">The usage might evolve and such it might be important to ensure compliance <text:span text:style-name="T5">earlier where regulations might apply later</text:span></text:p>
            </text:list-item>
          </text:list>
        </text:list-item>
        <text:list-item>
          <text:p text:style-name="P13">There doesn’t appear to be a multi-national approach towards regulation with mostly regional level regulations</text:p>
          <text:list>
            <text:list-item>
              <text:p text:style-name="P13">Council of Europe -&gt; </text:p>
            </text:list-item>
            <text:list-item>
              <text:p text:style-name="P13">Valuable, IEEE, UNESCO, The Standards Organization</text:p>
            </text:list-item>
          </text:list>
        </text:list-item>
      </text:list>
      <text:p text:style-name="P4"><text:bookmark text:name="docs-internal-guid-af3821b2-7fff-332c-9567-9d47b45ec4cc"/>Wendy K. Tam Cho <text:span text:style-name="T6">&amp; </text:span>Yan Y. Liu</text:p>
      <text:p text:style-name="Text_20_body">A parallel evolutionary multiple-try metropolis Markov Chain Monte Carlo algorithm for sampling spatial partitions</text:p>
      <text:p text:style-name="P3">Improving Societal Governance in the Age of AI (Redistricting with Supercomputers)</text:p>
      <text:p text:style-name="P3"/>
      <text:list xml:id="list628689678" text:style-name="L2">
        <text:list-item>
          <text:p text:style-name="P14">Redistricting, FPTP -&gt; issues with how the results turn out</text:p>
        </text:list-item>
        <text:list-item>
          <text:p text:style-name="P14">Graph partitioning problem a NP-Hard problem</text:p>
        </text:list-item>
        <text:list-item>
          <text:p text:style-name="P14">Astronomical number of ways to redistrict </text:p>
          <text:list>
            <text:list-item>
              <text:p text:style-name="P14">typically at the precincts level, but balance population with census blocks</text:p>
            </text:list-item>
          </text:list>
        </text:list-item>
        <text:list-item>
          <text:p text:style-name="P14">Partisan gerrymandering, can use party affiliation, but not excessively</text:p>
        </text:list-item>
        <text:list-item>
          <text:p text:style-name="P14">How do you define how “excessive” with a threshold?</text:p>
        </text:list-item>
        <text:list-item>
          <text:p text:style-name="P15">How do we get the real distribution of the maps that we should be comparing to?</text:p>
        </text:list-item>
        <text:list-item>
          <text:p text:style-name="P15">Meeting all the criteria is difficult from just random maps</text:p>
          <text:list>
            <text:list-item>
              <text:p text:style-name="P15">algorithms to create legal maps</text:p>
            </text:list-item>
            <text:list-item>
              <text:p text:style-name="P15">Crossover -&gt; combine two maps to get a better map</text:p>
            </text:list-item>
          </text:list>
        </text:list-item>
        <text:list-item>
          <text:p text:style-name="P15">5 algorithms for improving maps</text:p>
        </text:list-item>
        <text:list-item>
          <text:p text:style-name="P15">Use Blue Waters 724,480 processor cores</text:p>
          <text:list>
            <text:list-item>
              <text:p text:style-name="P15">Parallelized work with buffers for asynchronous processing (some kind of methodology for algorithm scaling with more parallelized processing)</text:p>
            </text:list-item>
          </text:list>
        </text:list-item>
        <text:list-item>
          <text:p text:style-name="P16">Random walk</text:p>
        </text:list-item>
        <text:list-item>
          <text:p text:style-name="P16">Metropolis-Hastings will accept some maps and reject some maps to create a representative sample </text:p>
        </text:list-item>
        <text:list-item>
          <text:p text:style-name="P16">Simply MC and MCMC not recovering representative samples</text:p>
        </text:list-item>
        <text:list-item>
          <text:p text:style-name="P16">EMCMC scales better</text:p>
        </text:list-item>
        <text:list-item>
          <text:p text:style-name="P16">Partisan gerrymandering for some of the results is almost impossible</text:p>
          <text:list>
            <text:list-item>
              <text:p text:style-name="P16">None of the results in Ohio were competitive, even though typical 8-10</text:p>
            </text:list-item>
            <text:list-item>
              <text:p text:style-name="P16">Federal Supreme Court will not hear gerrymandering cases</text:p>
            </text:list-item>
          </text:list>
        </text:list-item>
        <text:list-item>
          <text:p text:style-name="P16">Goals:</text:p>
          <text:list>
            <text:list-item>
              <text:p text:style-name="P16">Machines work collaboratively with humans</text:p>
              <text:list>
                <text:list-item>
                  <text:p text:style-name="P16">maps generate, humans select</text:p>
                </text:list-item>
              </text:list>
            </text:list-item>
            <text:list-item>
              <text:p text:style-name="P16">Public information made available by technology dismantles the data and expertise monopoly</text:p>
              <text:list>
                <text:list-item>
                  <text:p text:style-name="P16">new leverage point for reform</text:p>
                </text:list-item>
              </text:list>
            </text:list-item>
            <text:list-item>
              <text:p text:style-name="P16">more information and broader engagement enhances our study of democratic theory</text:p>
              <text:list>
                <text:list-item>
                  <text:p text:style-name="P16">challenge us to me more precise and thoughtful with our conceptualization of fairness</text:p>
                </text:list-item>
              </text:list>
            </text:list-item>
            <text:list-item>
              <text:p text:style-name="P16">Can make information more widely available for people to use</text:p>
            </text:list-item>
          </text:list>
        </text:list-item>
      </text:list>
      <text:p text:style-name="P5"><text:bookmark text:name="docs-internal-guid-c69ce5e5-7fff-4c79-2920-4d3803f0f74d"/>Christian Arnold <text:span text:style-name="T6">&amp; Marcel Neunhoeffer</text:span></text:p>
      <text:p text:style-name="P17">Really Useful Data -- A Framework to Evaluate the Quality of Differentially Private Synthetic Data</text:p>
      <text:p text:style-name="P17"/>
      <text:list xml:id="list13665031" text:style-name="L3">
        <text:list-item>
          <text:p text:style-name="P18">Origins: Generational-Adversarial Networks to create really impressing results, how to apply to political science</text:p>
        </text:list-item>
        <text:list-item>
          <text:p text:style-name="P18">The goal is to create synthetic data</text:p>
          <text:list>
            <text:list-item>
              <text:p text:style-name="P18">adding noise to data might attenuate some of the effects and add bias</text:p>
            </text:list-item>
          </text:list>
        </text:list-item>
        <text:list-item>
          <text:p text:style-name="P18">You might not be able to share the entirety of a dataset, potentially by law</text:p>
        </text:list-item>
        <text:list-item>
          <text:p text:style-name="P18">Use cases:</text:p>
          <text:list>
            <text:list-item>
              <text:p text:style-name="P18">Science: reproduce studies</text:p>
            </text:list-item>
            <text:list-item>
              <text:p text:style-name="P18">Government: accountability while maintaining privacy</text:p>
            </text:list-item>
            <text:list-item>
              <text:p text:style-name="P18">Business: Could allow for businesses to externalize synthetic data</text:p>
            </text:list-item>
          </text:list>
        </text:list-item>
        <text:list-item>
          <text:p text:style-name="P18">Differentially private synthetic data to protect privacy with principles guarantees while maintaining data utility</text:p>
        </text:list-item>
        <text:list-item>
          <text:p text:style-name="P19">Generate data -&gt; sample</text:p>
        </text:list-item>
        <text:list-item>
          <text:p text:style-name="P19">Create multiple synthesizer to create synthetic data to generalize and evaluate multiple layers</text:p>
        </text:list-item>
        <text:list-item>
          <text:p text:style-name="P19">Data type variability (continuous vs. Integer, non-logical)</text:p>
        </text:list-item>
        <text:list-item>
          <text:p text:style-name="P19">General Benchmark</text:p>
          <text:list>
            <text:list-item>
              <text:p text:style-name="P19">Training data similarity <text:s/>and Generalization similarity</text:p>
            </text:list-item>
            <text:list-item>
              <text:p text:style-name="P19">General Utility and Specific Utility</text:p>
            </text:list-item>
          </text:list>
        </text:list-item>
        <text:list-item>
          <text:p text:style-name="P20">DP synthetic data is a promising technology for sharing sensitive data</text:p>
        </text:list-item>
        <text:list-item>
          <text:p text:style-name="P20">Current research frontier is currently occupied with developing algorithms that can release useful synthetic data</text:p>
        </text:list-item>
        <text:list-item>
          <text:p text:style-name="P20">Data utility is context dependent</text:p>
        </text:list-item>
        <text:list-item>
          <text:p text:style-name="P20">Propose a benchmark that allows to identify the most useful DP data synthesizer from a data user perspectiv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13:49:11.406686101</meta:creation-date>
    <dc:date>2020-11-17T20:35:07.457097064</dc:date>
    <meta:editing-duration>PT44M51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4" meta:paragraph-count="111" meta:word-count="1364" meta:character-count="8331" meta:non-whitespace-character-count="7169"/>
  </office:meta>
</office:document-meta>
</file>